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5.237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_loca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ysical_categor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 shelt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s &amp; shrub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h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t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ris pour anima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âtime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bres &amp; arbus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emi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teu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 poi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ts d’ea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MOLOCK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Feuille1.A1:Feuille1.D1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 style:data-style-name="N2" text:time-value="18:09:42.2777726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13T11:17:58.102613611</meta:creation-date>
    <meta:generator>LibreOffice/6.4.6.2$Linux_X86_64 LibreOffice_project/40$Build-2</meta:generator>
    <dc:date>2020-11-26T18:17:12.268976796</dc:date>
    <meta:editing-duration>PT2H26M38S</meta:editing-duration>
    <meta:editing-cycles>24</meta:editing-cycles>
    <meta:document-statistic meta:table-count="1" meta:cell-count="72" meta:object-count="0"/>
  </office:meta>
</office:document-meta>
</file>